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1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rsid="00e1316d" officeooo:paragraph-rsid="00e1316d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e8338a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e8338a" officeooo:paragraph-rsid="00e8338a" style:font-name-asian="LiberationSerif1" style:font-size-asian="14pt" style:font-weight-asian="bold" style:font-name-complex="LiberationSerif1" style:font-size-complex="14pt"/>
    </style:style>
    <style:style style:name="P28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9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30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3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3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4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42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4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46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47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48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orphans="0" fo:widows="0"/>
      <style:text-properties fo:color="#666666" loext:opacity="100%" style:font-name="Times New Roman" fo:font-size="12pt" officeooo:paragraph-rsid="006b869f" style:font-name-asian="Times New Roman2" style:font-size-asian="12pt" style:font-name-complex="Times New Roman2" style:font-size-complex="12pt"/>
    </style:style>
    <style:style style:name="P55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56" style:family="paragraph" style:parent-style-name="Standard">
      <style:text-properties style:font-name="Liberation Serif" fo:font-size="12pt" style:font-size-asian="12pt" style:font-size-complex="12pt"/>
    </style:style>
    <style:style style:name="P57" style:family="paragraph" style:parent-style-name="Standard">
      <style:text-properties fo:color="#999999" loext:opacity="100%" style:font-name="Times New Roman" fo:font-size="13pt" officeooo:rsid="004eacde" style:font-name-asian="Times New Roman2" style:font-size-asian="13pt" style:font-name-complex="Times New Roman2" style:font-size-complex="13pt"/>
    </style:style>
    <style:style style:name="P58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5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6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61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4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5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8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2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3" style:family="paragraph" style:parent-style-name="Standard" style:list-style-name="L1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bold" officeooo:rsid="006fa99b" officeooo:paragraph-rsid="00e8a197" style:font-name-asian="LiberationSerif1" style:font-size-asian="12pt" style:font-weight-asian="bold" style:font-name-complex="LiberationSerif1" style:font-size-complex="12pt"/>
    </style:style>
    <style:style style:name="P74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7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76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7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8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79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80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81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82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83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84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85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86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P87" style:family="paragraph" style:parent-style-name="Standard" style:list-style-name="L1">
      <style:text-properties officeooo:paragraph-rsid="00e8a197"/>
    </style:style>
    <style:style style:name="P88" style:family="paragraph" style:parent-style-name="Standard" style:list-style-name="L1">
      <style:text-properties officeooo:paragraph-rsid="00a37436"/>
    </style:style>
    <style:style style:name="P89" style:family="paragraph" style:parent-style-name="Standard" style:list-style-name="L2">
      <style:text-properties officeooo:paragraph-rsid="00a64352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style:font-name="Times New Roman" fo:font-weight="bold" style:font-weight-asian="bold"/>
    </style:style>
    <style:style style:name="T14" style:family="text">
      <style:text-properties style:font-name="Times New Roman" fo:font-weight="bold" officeooo:rsid="005f30c0" style:font-weight-asian="bold"/>
    </style:style>
    <style:style style:name="T15" style:family="text">
      <style:text-properties officeooo:rsid="00235d41"/>
    </style:style>
    <style:style style:name="T16" style:family="text">
      <style:text-properties officeooo:rsid="00249b2b"/>
    </style:style>
    <style:style style:name="T17" style:family="text">
      <style:text-properties officeooo:rsid="002745bc"/>
    </style:style>
    <style:style style:name="T18" style:family="text">
      <style:text-properties officeooo:rsid="002e830f"/>
    </style:style>
    <style:style style:name="T19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0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1" style:family="text">
      <style:text-properties fo:color="#000000" loext:opacity="100%" style:font-name="LiberationSerif" officeooo:rsid="005ef43c" style:font-name-asian="LiberationSerif1" style:font-name-complex="LiberationSerif1"/>
    </style:style>
    <style:style style:name="T22" style:family="text">
      <style:text-properties fo:color="#000000" loext:opacity="100%" style:font-name="Liberation Serif" fo:font-size="12pt" style:text-underline-style="none" fo:font-weight="normal" officeooo:rsid="00c20eb4" style:font-name-asian="LiberationSerif1" style:font-size-asian="10.5pt" style:font-weight-asian="normal" style:font-name-complex="LiberationSerif1" style:font-size-complex="12pt" style:font-weight-complex="normal"/>
    </style:style>
    <style:style style:name="T23" style:family="text">
      <style:text-properties fo:color="#000000" loext:opacity="100%" officeooo:rsid="003dffd0"/>
    </style:style>
    <style:style style:name="T24" style:family="text">
      <style:text-properties fo:color="#000000" loext:opacity="100%" officeooo:rsid="00776aff"/>
    </style:style>
    <style:style style:name="T25" style:family="text">
      <style:text-properties officeooo:rsid="0060f9f9"/>
    </style:style>
    <style:style style:name="T26" style:family="text">
      <style:text-properties officeooo:rsid="0061c3b3"/>
    </style:style>
    <style:style style:name="T27" style:family="text">
      <style:text-properties officeooo:rsid="00637398"/>
    </style:style>
    <style:style style:name="T28" style:family="text">
      <style:text-properties fo:font-size="12pt" style:font-name-asian="Times New Roman2" style:font-size-asian="12pt" style:font-name-complex="Times New Roman2" style:font-size-complex="12pt"/>
    </style:style>
    <style:style style:name="T29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0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1" style:family="text">
      <style:text-properties style:font-name-asian="LiberationSerif1" style:font-name-complex="LiberationSerif1"/>
    </style:style>
    <style:style style:name="T32" style:family="text">
      <style:text-properties officeooo:rsid="006d864b" style:font-name-asian="LiberationSerif1" style:font-name-complex="LiberationSerif1"/>
    </style:style>
    <style:style style:name="T33" style:family="text">
      <style:text-properties officeooo:rsid="0087cfc2" style:font-name-asian="LiberationSerif1" style:font-name-complex="LiberationSerif1"/>
    </style:style>
    <style:style style:name="T34" style:family="text">
      <style:text-properties officeooo:rsid="006d864b"/>
    </style:style>
    <style:style style:name="T35" style:family="text">
      <style:text-properties officeooo:rsid="006ed880"/>
    </style:style>
    <style:style style:name="T36" style:family="text">
      <style:text-properties officeooo:rsid="00763a8d"/>
    </style:style>
    <style:style style:name="T37" style:family="text">
      <style:text-properties officeooo:rsid="00776aff"/>
    </style:style>
    <style:style style:name="T38" style:family="text">
      <style:text-properties officeooo:rsid="007a0366"/>
    </style:style>
    <style:style style:name="T39" style:family="text">
      <style:text-properties officeooo:rsid="003712c8"/>
    </style:style>
    <style:style style:name="T40" style:family="text">
      <style:text-properties officeooo:rsid="0083e77a"/>
    </style:style>
    <style:style style:name="T41" style:family="text">
      <style:text-properties fo:font-size="10pt" style:font-name-asian="Times New Roman2" style:font-size-asian="10pt" style:font-name-complex="Times New Roman2" style:font-size-complex="10pt"/>
    </style:style>
    <style:style style:name="T42" style:family="text">
      <style:text-properties style:font-name="Liberation Serif" fo:font-size="12pt" style:font-size-asian="12pt" style:font-size-complex="12pt"/>
    </style:style>
    <style:style style:name="T43" style:family="text">
      <style:text-properties style:font-name="Liberation Serif" fo:font-size="12pt" officeooo:rsid="009a2fce" style:font-size-asian="12pt" style:font-size-complex="12pt"/>
    </style:style>
    <style:style style:name="T44" style:family="text">
      <style:text-properties style:font-name="Liberation Serif" fo:font-size="12pt" style:text-underline-style="none" officeooo:rsid="00715f2e" style:font-size-asian="12pt" style:font-size-complex="12pt"/>
    </style:style>
    <style:style style:name="T45" style:family="text">
      <style:text-properties style:font-name="Liberation Serif" fo:font-size="12pt" style:text-underline-style="none" officeooo:rsid="0071aa0a" style:font-size-asian="12pt" style:font-size-complex="12pt"/>
    </style:style>
    <style:style style:name="T46" style:family="text">
      <style:text-properties style:font-name="Liberation Serif" fo:font-size="12pt" style:text-underline-style="none" officeooo:rsid="007ccf46" style:font-size-asian="12pt" style:font-size-complex="12pt"/>
    </style:style>
    <style:style style:name="T47" style:family="text">
      <style:text-properties style:font-name="Liberation Serif" fo:font-size="12pt" style:text-underline-style="none" officeooo:rsid="006fa99b" style:font-size-asian="12pt" style:font-size-complex="12pt"/>
    </style:style>
    <style:style style:name="T48" style:family="text">
      <style:text-properties style:font-name="Liberation Serif" fo:font-size="12pt" style:text-underline-style="none" officeooo:rsid="006fb68a" style:font-size-asian="12pt" style:font-size-complex="12pt"/>
    </style:style>
    <style:style style:name="T49" style:family="text">
      <style:text-properties style:font-name="Liberation Serif" fo:font-size="12pt" style:text-underline-style="none" officeooo:rsid="00b121da" style:font-size-asian="12pt" style:font-size-complex="12pt"/>
    </style:style>
    <style:style style:name="T50" style:family="text">
      <style:text-properties style:font-name="Liberation Serif" fo:font-size="12pt" style:text-underline-style="none" officeooo:rsid="00b732b6" style:font-size-asian="12pt" style:font-size-complex="12pt"/>
    </style:style>
    <style:style style:name="T51" style:family="text">
      <style:text-properties style:font-name="Liberation Serif" fo:font-size="12pt" style:text-underline-style="none" officeooo:rsid="00bcb916" style:font-size-asian="12pt" style:font-size-complex="12pt"/>
    </style:style>
    <style:style style:name="T52" style:family="text">
      <style:text-properties style:font-name="Liberation Serif" fo:font-size="12pt" style:text-underline-style="none" officeooo:rsid="00be62a7" style:font-size-asian="12pt" style:font-size-complex="12pt"/>
    </style:style>
    <style:style style:name="T53" style:family="text">
      <style:text-properties style:font-name="Liberation Serif" fo:font-size="12pt" style:text-underline-style="none" officeooo:rsid="00bf8d84" style:font-size-asian="12pt" style:font-size-complex="12pt"/>
    </style:style>
    <style:style style:name="T54" style:family="text">
      <style:text-properties style:font-name="Liberation Serif" fo:font-size="12pt" style:text-underline-style="none" officeooo:rsid="00e8a197" style:font-size-asian="12pt" style:font-size-complex="12pt"/>
    </style:style>
    <style:style style:name="T55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style:text-underline-style="none" fo:font-weight="normal" officeooo:rsid="00e8a197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58" style:family="text">
      <style:text-properties officeooo:rsid="00a86cf4"/>
    </style:style>
    <style:style style:name="T59" style:family="text">
      <style:text-properties officeooo:rsid="00a94336"/>
    </style:style>
    <style:style style:name="T60" style:family="text">
      <style:text-properties officeooo:rsid="00aaa034"/>
    </style:style>
    <style:style style:name="T61" style:family="text">
      <style:text-properties officeooo:rsid="00b8133a"/>
    </style:style>
    <style:style style:name="T62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63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64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65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66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style:style style:name="T67" style:family="text">
      <style:text-properties officeooo:rsid="00cb2516"/>
    </style:style>
    <style:style style:name="T68" style:family="text">
      <style:text-properties officeooo:rsid="00cbe771"/>
    </style:style>
    <style:style style:name="T69" style:family="text">
      <style:text-properties officeooo:rsid="00d7b15a"/>
    </style:style>
    <style:style style:name="T70" style:family="text">
      <style:text-properties officeooo:rsid="00dc7772"/>
    </style:style>
    <style:style style:name="T71" style:family="text">
      <style:text-properties officeooo:rsid="00df6c17"/>
    </style:style>
    <style:style style:name="T72" style:family="text">
      <style:text-properties officeooo:rsid="00dca180"/>
    </style:style>
    <style:style style:name="T73" style:family="text">
      <style:text-properties officeooo:rsid="00e97040"/>
    </style:style>
    <style:style style:name="T74" style:family="text">
      <style:text-properties officeooo:rsid="00ea87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Benjamin Toll</text:p>
      <text:p text:style-name="P20"><text:a xlink:type="simple" xlink:href="mailto:benjam72@yahoo.com" text:style-name="ListLabel_20_73" text:visited-style-name="ListLabel_20_73"><text:span text:style-name="T1">benjam72@yahoo.com</text:span></text:a></text:p>
      <text:p text:style-name="P20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31"><text:a xlink:type="simple" xlink:href="https://github.com/btoll" text:style-name="Internet_20_link" text:visited-style-name="Visited_20_Internet_20_Link"><text:span text:style-name="T7">https://github.com/btoll</text:span></text:a></text:p>
      <text:p text:style-name="P49"/>
      <text:p text:style-name="P50">I am a lifelong learner who is not afraid to dig in and understand the foundational technology underpinning a tool, an operating system or a packet-switched network.</text:p>
      <text:p text:style-name="Standard"/>
      <text:p text:style-name="P56">I follow my interests, which have been wide-ranging: I started in hardware and computer repair, spent more than a decade in software development and <text:span text:style-name="T67">transitioned to</text:span> <text:span text:style-name="T67">DevOps</text:span> <text:span text:style-name="T67">in 2019</text:span>. <text:s/>I've always used Linux and am passionate about continuing to deepen my understanding of it.</text:p>
      <text:p text:style-name="P56"/>
      <text:p text:style-name="P56">I am comfortable programming in languages like Go, <text:span text:style-name="T68">C, </text:span>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6">I have experience designing and building CI/CD pipelines using a variety of tools <text:span text:style-name="T70">and have worked extensively with container technologies.</text:span></text:p>
      <text:p text:style-name="P56"/>
      <text:p text:style-name="Standard"><text:span text:style-name="T42">In my free time I play guitar and ride my </text:span><text:span text:style-name="T43">farm</text:span><text:span text:style-name="T42"> around my </text:span><text:span text:style-name="T43">tractor</text:span><text:span text:style-name="T42">.</text:span></text:p>
      <text:p text:style-name="P57"/>
      <text:p text:style-name="P2">E<text:span text:style-name="T59">XPERIENCE</text:span></text:p>
      <text:p text:style-name="P47">Taos/IBM</text:p>
      <text:p text:style-name="P45"><text:span text:style-name="T12">Senior </text:span><text:span text:style-name="T11">DevOps </text:span><text:span text:style-name="T10">Engineer<text:tab/><text:tab/></text:span><text:span text:style-name="T9">Princeton, MA</text:span></text:p>
      <text:p text:style-name="P41"><text:span text:style-name="T28">J</text:span><text:span text:style-name="T29">une</text:span><text:span text:style-name="T28"> 20</text:span><text:span text:style-name="T29">21</text:span><text:span text:style-name="T28"> – </text:span><text:span text:style-name="T30">October 2022</text:span></text:p>
      <text:p text:style-name="P51"><text:span text:style-name="T31">Work</text:span><text:span text:style-name="T33">ing</text:span><text:span text:style-name="T31"> with several clients </text:span><text:span text:style-name="T32">including GitHub, PagerDuty, etc.</text:span></text:p>
      <text:p text:style-name="P52"/>
      <text:p text:style-name="P53">Focused on:</text:p>
      <text:p text:style-name="P53"/>
      <text:p text:style-name="P53">- <text:span text:style-name="T34">D</text:span><text:span text:style-name="T35">evelop</text:span>ing and maintaining<text:span text:style-name="T35"> tooling.</text:span></text:p>
      <text:p text:style-name="P53">- Container security.</text:p>
      <text:p text:style-name="P53">- <text:span text:style-name="T69">AWS cloud services such as S3, EC2, EKS, IAM, et al.</text:span></text:p>
      <text:p text:style-name="P54"/>
      <text:p text:style-name="P48">Algorand</text:p>
      <text:p text:style-name="P46"><text:span text:style-name="T36">Senior </text:span><text:span text:style-name="T17">DevOps Engineer</text:span><text:tab/><text:tab/><text:span text:style-name="T16">Boston</text:span>, MA</text:p>
      <text:p text:style-name="P42"><text:span text:style-name="T25">November 2019</text:span> – <text:span text:style-name="T16">February 2021</text:span></text:p>
      <text:p text:style-name="P44">Responsible for package builds as well as maintaining in-house tools and<text:span text:style-name="T18"> Kubernetes build cluster</text:span></text:p>
      <text:p text:style-name="P44"><text:soft-page-break/><text:span text:style-name="T39">- Built a fully-automated package build pipeline running in Jenkins in a Kubernetes cluster. Includes creation of deb and rpm packages, testing, signing and deploying to hosted mirrors. </text:span><text:span text:style-name="T27">This saved engineers and product managers countless hours every time there was a deployment and allowed them to concentrate on other tasks.</text:span></text:p>
      <text:p text:style-name="P44"><text:span text:style-name="T39">- Maintain</text:span><text:span text:style-name="T37">ed</text:span><text:span text:style-name="T39"> and improve</text:span><text:span text:style-name="T37">d</text:span><text:span text:style-name="T39"> in-house task runner written in Python. <text:s/>Added plugin support and other enhancements which further helped to automate and streamline build pipeline.</text:span></text:p>
      <text:p text:style-name="P43"><text:span text:style-name="T23">- Wr</text:span><text:span text:style-name="T24">o</text:span><text:span text:style-name="T23">te tests and documentation</text:span></text:p>
      <text:p text:style-name="P74"/>
      <text:p text:style-name="P75">Consultant</text:p>
      <text:p text:style-name="P43"><text:span text:style-name="T14">Software Engineer and DevOps</text:span><text:span text:style-name="T13"><text:tab/>Princeton, MA</text:span></text:p>
      <text:p text:style-name="P43">January 201<text:span text:style-name="T15">6</text:span> – <text:span text:style-name="T73">October 2022</text:span></text:p>
      <text:p text:style-name="P43"><text:span text:style-name="T21">Work with several clients to develop full-stack applications written in JavaScript/React, Elm and Go with infrastructure in AWS and GCP. <text:s/>In addition, </text:span><text:span text:style-name="T19">maintained Linux systems on-premise.</text:span></text:p>
      <text:p text:style-name="P43"><text:span text:style-name="T19">Deliver push button solutions that </text:span><text:span text:style-name="T20">save clients countless hours every week.</text:span></text:p>
      <text:list xml:id="list833000371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Sencha Inc</text:p>
      <text:p text:style-name="P40"><text:span text:style-name="T26">Frameworks Engineer</text:span><text:tab/><text:tab/>Redwood City, CA</text:p>
      <text:p text:style-name="P37">May 2013 - December 2015</text:p>
      <text:p text:style-name="P5">Worked on the Ext framework as part of a remote team. <text:s/>My primary role was that of enhanced engineering.</text:p>
      <text:list xml:id="list3775780868" text:style-name="WWNum3">
        <text:list-header>
          <text:p text:style-name="P63"><text:span text:style-name="T28">- F</text:span><text:span text:style-name="T6">ixed bugs that </text:span><text:span text:style-name="T28">had been escalated</text:span><text:span text:style-name="T6"> by the Support team and/or by customer request.</text:span></text:p>
          <text:p text:style-name="P67">- Patches (and tests) would then be merged into core.</text:p>
          <text:p text:style-name="P63"><text:span text:style-name="T28">- As</text:span><text:span text:style-name="T6"> the last stop in the escalation chain, </text:span><text:span text:style-name="T28">w</text:span><text:span text:style-name="T6">orked on bugs that </text:span><text:span text:style-name="T28">were</text:span><text:span text:style-name="T6"> very difficult and esoteric.</text:span></text:p>
          <text:p text:style-name="P67">- Selected by manager to maintain viability of older product releases.</text:p>
          <text:p text:style-name="P67">- One of the top framework contributors in the history of the company.</text:p>
        </text:list-header>
      </text:list>
      <text:p text:style-name="P6"><text:span text:style-name="T6">In addition, </text:span><text:span text:style-name="T28">w</text:span><text:span text:style-name="T6">orked on new framework features and other projects within the company.</text:span></text:p>
      <text:list xml:id="list2710499221" text:style-name="WWNum6">
        <text:list-header>
          <text:p text:style-name="P64"><text:span text:style-name="T28">- P</text:span><text:span text:style-name="T6">rimary developer on the improved gridfilters API that shipped starting with Sencha 5.</text:span></text:p>
          <text:p text:style-name="P64"><text:span text:style-name="T28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5">Volunteered personal time to assist and mentor.</text:p>
      <text:p text:style-name="P10"/>
      <text:p text:style-name="P3">Sencha Inc</text:p>
      <text:p text:style-name="P17"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4">June 2011 - April 2013</text:p>
      <text:p text:style-name="P6"><text:span text:style-name="T28">H</text:span><text:span text:style-name="T6">ired when the department was first created and was the second support engineer added to the team. <text:s/>This was a</text:span><text:span text:style-name="T28">n engineering job and within the purview of the engineering department. <text:s/>All solutions were provided in code and patches to the framework were encouraged.</text:span></text:p>
      <text:list xml:id="list2179744509" text:style-name="WWNum1">
        <text:list-header>
          <text:p text:style-name="P65"><text:span text:style-name="T28">- P</text:span><text:span text:style-name="T6">rocess support tickets generated by customers. This meant everything from answering general questions about the framework and web development to (more usually) providing patches to fix a </text:span><text:soft-page-break/><text:span text:style-name="T6">specific problem.</text:span></text:p>
          <text:p text:style-name="P65"><text:span text:style-name="T28">- A</text:span><text:span text:style-name="T6">s a senior member of the team</text:span><text:span text:style-name="T28"> was</text:span><text:span text:style-name="T6"> one of three team members that would be assigned the difficult escalated tickets to resolve.</text:span></text:p>
          <text:p text:style-name="P68">- Promoted to the Ext frameworks team.</text:p>
        </text:list-header>
      </text:list>
      <text:p text:style-name="P34"><text:span text:style-name="T28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1"> <text:s/></text:span><text:span text:style-name="T28">These included git extensions and bash tools.</text:span></text:p>
      <text:p text:style-name="P35">Volunteered personal time to assist and mentor.</text:p>
      <text:p text:style-name="P32"/>
      <text:p text:style-name="P3">Yahoo!</text:p>
      <text:p text:style-name="P17"><text:span text:style-name="T4">Technical Yahoo</text:span><text:span text:style-name="T9"><text:tab/><text:tab/><text:tab/>Sunnyvale, CA</text:span></text:p>
      <text:p text:style-name="P7">November 2009 - May 2011</text:p>
      <text:p text:style-name="P6"><text:span text:style-name="T28">W</text:span><text:span text:style-name="T6">orked on the Connected TV team. <text:s/>JavaScript running on TVs.</text:span></text:p>
      <text:list xml:id="list3004132623" text:style-name="WWNum5">
        <text:list-header>
          <text:p text:style-name="P66"><text:span text:style-name="T28">- D</text:span><text:span text:style-name="T6">eveloped new applications to run on networked TVs.</text:span></text:p>
          <text:p text:style-name="P66"><text:span text:style-name="T28">- Contributed to </text:span><text:span text:style-name="T6">the KONtx framework.</text:span></text:p>
          <text:p text:style-name="P66"><text:span text:style-name="T28">- P</text:span><text:span text:style-name="T6">rincipal maintainer of several high profile applications (eBay, NFL, Y! TV).</text:span></text:p>
          <text:p text:style-name="P69">- Very active in <text:span text:style-name="T40">user </text:span>forums <text:span text:style-name="T40">answering questions and providing solutions in code</text:span>.</text:p>
        </text:list-header>
      </text:list>
      <text:p text:style-name="P6"><text:span text:style-name="T6">Because there were no GUI devtools like that in the browser to help debug a program, became very good at thinking through problems and all iterations of them to try and anticipate bugs, which has helped </text:span><text:span text:style-name="T28">tremendously</text:span><text:span text:style-name="T6"> in every role since.</text:span></text:p>
      <text:p text:style-name="P1"/>
      <text:p text:style-name="P40">GoDaddy</text:p>
      <text:p text:style-name="P40"><text:span text:style-name="T26">Web Developer</text:span><text:tab/><text:tab/><text:tab/>Phoenix, AZ</text:p>
      <text:p text:style-name="P37">January 2009 - November 2009</text:p>
      <text:p text:style-name="P35">Worked on the ecommerce team as the sole frontend developer.</text:p>
      <text:p text:style-name="P35"/>
      <text:p text:style-name="P33">E<text:span text:style-name="T59">DUCATION</text:span></text:p>
      <text:p text:style-name="P39"><text:span text:style-name="T5">University of New Mexico</text:span><text:span text:style-name="T28">, </text:span><text:span text:style-name="T5">BA, History, 1996 - 1999</text:span></text:p>
      <text:list xml:id="list342256090" text:style-name="WWNum8">
        <text:list-header>
          <text:p text:style-name="P70">- 3.9<text:span text:style-name="T38">2</text:span> / 4.00</text:p>
          <text:p text:style-name="P62">- summa cum laude</text:p>
          <text:p text:style-name="P72">- Phi Beta Kappa</text:p>
          <text:p text:style-name="P70">- Phi Alpha Theta</text:p>
        </text:list-header>
      </text:list>
      <text:p text:style-name="P30"/>
      <text:p text:style-name="P59">LANGUAGES</text:p>
      <text:p text:style-name="P60">Speak and read Italian at a conversational level. <text:s/><text:span text:style-name="T74">See my </text:span><text:a xlink:type="simple" xlink:href="https://italy.benjamintoll.com/" text:style-name="Internet_20_link" text:visited-style-name="Visited_20_Internet_20_Link"><text:span text:style-name="T74">Italian-English dictionary website</text:span></text:a><text:span text:style-name="T74">.</text:span></text:p>
      <text:p text:style-name="P30"/>
      <text:p text:style-name="P8">C<text:span text:style-name="T59">ERTIFICATIONS</text:span></text:p>
      <text:p text:style-name="P9"><text:s/></text:p>
      <text:p text:style-name="P11"><text:soft-page-break/>Linux Professional Institute</text:p>
      <text:p text:style-name="P12"><text:a xlink:type="simple" xlink:href="https://cs.lpi.org/caf/Xamman/certification/verify/LPI000541063/wegxxhyt2q" text:style-name="Internet_20_link" text:visited-style-name="Visited_20_Internet_20_Link"><text:span text:style-name="T71">LE-1: Linux Essentials</text:span></text:a></text:p>
      <text:p text:style-name="P18"/>
      <text:p text:style-name="P18">The Linux Foundation</text:p>
      <text:p text:style-name="P14"><text:a xlink:type="simple" xlink:href="https://www.credly.com/earner/earned/badge/ca1c4929-6a67-4c6c-b14f-2513131a3e6f" text:style-name="Internet_20_link" text:visited-style-name="Visited_20_Internet_20_Link"><text:span text:style-name="T72">Kubernetes and Cloud Native Associate</text:span></text:a></text:p>
      <text:p text:style-name="P14"/>
      <text:p text:style-name="P19">( currently studying for the CKA )</text:p>
      <text:p text:style-name="P19"/>
      <text:p text:style-name="P28">ARTICLES</text:p>
      <text:p text:style-name="P26"/>
      <text:p text:style-name="P27">Kubernetes</text:p>
      <text:p text:style-name="P24"/>
      <text:list xml:id="list2533547534" text:style-name="L1">
        <text:list-item>
          <text:p text:style-name="P87"><text:a xlink:type="simple" xlink:href="https://benjamintoll.com/2023/05/17/on-getting-started-with-kubernetes/" text:style-name="Internet_20_link" text:visited-style-name="Visited_20_Internet_20_Link"><text:span text:style-name="T56">On Getting Started With Kubernetes</text:span></text:a></text:p>
        </text:list-item>
        <text:list-item>
          <text:p text:style-name="P87"><text:a xlink:type="simple" xlink:href="https://benjamintoll.com/2021/04/07/on-kubernetes-services/" text:style-name="Internet_20_link" text:visited-style-name="Visited_20_Internet_20_Link"><text:span text:style-name="T54">On Kubernetes Services</text:span></text:a></text:p>
          <text:p text:style-name="P73"/>
        </text:list-item>
      </text:list>
      <text:p text:style-name="P22">Containers and Container Technologies</text:p>
      <text:p text:style-name="P21"/>
      <text:list xml:id="list14013044810459" text:continue-numbering="true" text:style-name="L1">
        <text:list-item>
          <text:p text:style-name="P88"><text:a xlink:type="simple" xlink:href="https://benjamintoll.com/2022/08/08/on-unsharing-namespaces-part-one/" text:style-name="Internet_20_link" text:visited-style-name="Visited_20_Internet_20_Link"><text:span text:style-name="T55">On Unsharing Namespaces, Part One</text:span></text:a></text:p>
        </text:list-item>
        <text:list-item>
          <text:p text:style-name="P88"><text:a xlink:type="simple" xlink:href="https://benjamintoll.com/2022/12/14/on-unsharing-namespaces-part-two/" text:style-name="Internet_20_link" text:visited-style-name="Visited_20_Internet_20_Link"><text:span text:style-name="T47">On Unsharing Namespaces, Part Two</text:span></text:a></text:p>
        </text:list-item>
        <text:list-item>
          <text:p text:style-name="P88"><text:a xlink:type="simple" xlink:href="https://benjamintoll.com/2022/01/18/on-runc/" text:style-name="Internet_20_link" text:visited-style-name="Visited_20_Internet_20_Link"><text:span text:style-name="T47">On runc</text:span></text:a></text:p>
        </text:list-item>
        <text:list-item>
          <text:p text:style-name="P88"><text:a xlink:type="simple" xlink:href="https://benjamintoll.com/2021/04/26/on-managing-docker-build-time-secrets/" text:style-name="Internet_20_link" text:visited-style-name="Visited_20_Internet_20_Link"><text:span text:style-name="T47">On Managing Docker Build-Time Secrets</text:span></text:a></text:p>
        </text:list-item>
        <text:list-item>
          <text:p text:style-name="P88"><text:a xlink:type="simple" xlink:href="https://benjamintoll.com/2023/06/10/on-dockerfile-best-practices/" text:style-name="Internet_20_link" text:visited-style-name="Visited_20_Internet_20_Link"><text:span text:style-name="T47">On Dockerfile Best Practices</text:span></text:a></text:p>
        </text:list-item>
        <text:list-item>
          <text:p text:style-name="P88"><text:a xlink:type="simple" xlink:href="https://benjamintoll.com/2021/03/23/on-onionizing-with-docker-compose/" text:style-name="Internet_20_link" text:visited-style-name="Visited_20_Internet_20_Link"><text:span text:style-name="T47">On Onionizing with Docker Compose</text:span></text:a></text:p>
        </text:list-item>
        <text:list-item>
          <text:p text:style-name="P88"><text:a xlink:type="simple" xlink:href="https://benjamintoll.com/2018/08/20/on-systemd-nspawn/" text:style-name="Internet_20_link" text:visited-style-name="Visited_20_Internet_20_Link"><text:span text:style-name="T48">On systemd-nspawn</text:span></text:a></text:p>
        </text:list-item>
        <text:list-item>
          <text:p text:style-name="P76"><text:a xlink:type="simple" xlink:href="https://benjamintoll.com/2022/02/04/on-running-systemd-nspawn-containers/" text:style-name="Internet_20_link" text:visited-style-name="Visited_20_Internet_20_Link"><text:span text:style-name="T48">On Running systemd-nspawn Containers</text:span></text:a></text:p>
        </text:list-item>
        <text:list-item>
          <text:p text:style-name="P77"><text:a xlink:type="simple" xlink:href="https://benjamintoll.com/2021/08/20/on-running-a-tor-onion-service-in-a-chroot/" text:style-name="Internet_20_link" text:visited-style-name="Visited_20_Internet_20_Link"><text:span text:style-name="T57">On Running a Tor Onion Service in a Chroot</text:span></text:a></text:p>
        </text:list-item>
        <text:list-item>
          <text:p text:style-name="P77"><text:a xlink:type="simple" xlink:href="https://benjamintoll.com/2019/05/18/on-escaping-a-chroot/" text:style-name="Internet_20_link" text:visited-style-name="Visited_20_Internet_20_Link"><text:span text:style-name="T57">On Escaping a Chroot</text:span></text:a></text:p>
        </text:list-item>
      </text:list>
      <text:p text:style-name="P13"/>
      <text:p text:style-name="P23">Container-<text:span text:style-name="T60">R</text:span><text:span text:style-name="T58">elated</text:span> and <text:span text:style-name="T58">Virtualization</text:span></text:p>
      <text:p text:style-name="P15"/>
      <text:list xml:id="list2772304764" text:style-name="L2">
        <text:list-item>
          <text:p text:style-name="P89"><text:a xlink:type="simple" xlink:href="https://benjamintoll.com/2022/07/28/on-ebpf/" text:style-name="Internet_20_link" text:visited-style-name="Visited_20_Internet_20_Link"><text:span text:style-name="T44">On eBPF</text:span></text:a></text:p>
        </text:list-item>
        <text:list-item>
          <text:p text:style-name="P89"><text:a xlink:type="simple" xlink:href="https://benjamintoll.com/2023/05/17/on-getting-started-with-kubernetes/" text:style-name="Internet_20_link" text:visited-style-name="Visited_20_Internet_20_Link"><text:span text:style-name="T45">On Getting Started with Kubernetes</text:span></text:a></text:p>
        </text:list-item>
        <text:list-item>
          <text:p text:style-name="P89"><text:a xlink:type="simple" xlink:href="https://benjamintoll.com/2021/04/07/on-kubernetes-services/" text:style-name="Internet_20_link" text:visited-style-name="Visited_20_Internet_20_Link"><text:span text:style-name="T45">On Kubernetes Services</text:span></text:a></text:p>
        </text:list-item>
        <text:list-item>
          <text:p text:style-name="P89"><text:a xlink:type="simple" xlink:href="https://benjamintoll.com/2022/08/12/on-virtual-machines/" text:style-name="Internet_20_link" text:visited-style-name="Visited_20_Internet_20_Link"><text:span text:style-name="T44">On Virtual Machines</text:span></text:a></text:p>
        </text:list-item>
        <text:list-item>
          <text:p text:style-name="P78"><text:a xlink:type="simple" xlink:href="https://benjamintoll.com/2022/12/29/on-vboxmanage/" text:style-name="Internet_20_link" text:visited-style-name="Visited_20_Internet_20_Link"><text:span text:style-name="T46">On VboxManage</text:span></text:a></text:p>
        </text:list-item>
      </text:list>
      <text:p text:style-name="P16"/>
      <text:p text:style-name="P25">Packaging <text:span text:style-name="T61">and Signing</text:span></text:p>
      <text:p text:style-name="P25"/>
      <text:list xml:id="list3660627812" text:style-name="L3">
        <text:list-item>
          <text:p text:style-name="P79"><text:soft-page-break/><text:a xlink:type="simple" xlink:href="https://benjamintoll.com/2023/06/29/on-creating-an-apt-repository" text:style-name="Internet_20_link" text:visited-style-name="Visited_20_Internet_20_Link"><text:span text:style-name="T53">On Creating an APT Repository</text:span></text:a></text:p>
        </text:list-item>
        <text:list-item>
          <text:p text:style-name="P80"><text:a xlink:type="simple" xlink:href="https://benjamintoll.com/2023/06/21/on-creating-deb-packages/" text:style-name="Internet_20_link" text:visited-style-name="Visited_20_Internet_20_Link"><text:span text:style-name="T51">On Creating deb Packages</text:span></text:a></text:p>
        </text:list-item>
        <text:list-item>
          <text:p text:style-name="P81"><text:a xlink:type="simple" xlink:href="https://benjamintoll.com/2023/06/24/on-debsigs/" text:style-name="Internet_20_link" text:visited-style-name="Visited_20_Internet_20_Link"><text:span text:style-name="T52">On debsigs</text:span></text:a></text:p>
        </text:list-item>
        <text:list-item>
          <text:p text:style-name="P82"><text:a xlink:type="simple" xlink:href="https://benjamintoll.com/2023/06/01/on-inspecting-deb-packages/" text:style-name="Internet_20_link" text:visited-style-name="Visited_20_Internet_20_Link"><text:span text:style-name="T50">On Inspecting deb Packages</text:span></text:a></text:p>
        </text:list-item>
        <text:list-item>
          <text:p text:style-name="P79"><text:a xlink:type="simple" xlink:href="https://benjamintoll.com/2023/05/28/on-inspecting-rpm-packages/" text:style-name="Internet_20_link" text:visited-style-name="Visited_20_Internet_20_Link"><text:span text:style-name="T49">On Inspecting RPM Packages</text:span></text:a></text:p>
        </text:list-item>
        <text:list-item>
          <text:p text:style-name="P79"><text:a xlink:type="simple" xlink:href="https://benjamintoll.com/2023/06/07/on-gpg-agent-forwarding/" text:style-name="Internet_20_link" text:visited-style-name="Visited_20_Internet_20_Link"><text:span text:style-name="T49">On gpg-agent Forwarding</text:span></text:a></text:p>
        </text:list-item>
      </text:list>
      <text:p text:style-name="P38"/>
      <text:p text:style-name="P29">Hacking</text:p>
      <text:p text:style-name="P55"><text:a xlink:type="simple" xlink:href="https://benjamintoll.com/2022/08/21/on-memfd_create/" text:style-name="Internet_20_link" text:visited-style-name="Visited_20_Internet_20_Link"><text:span text:style-name="T22"/></text:a></text:p>
      <text:list xml:id="list4144451888" text:style-name="L4">
        <text:list-item>
          <text:p text:style-name="P83"><text:a xlink:type="simple" xlink:href="https://benjamintoll.com/2022/09/16/on-the-picoctf-transformation-challenge/" text:style-name="Internet_20_link" text:visited-style-name="Visited_20_Internet_20_Link"><text:span text:style-name="T63">On the picoCTF Transformation Challenge</text:span></text:a></text:p>
        </text:list-item>
        <text:list-item>
          <text:p text:style-name="P84"><text:a xlink:type="simple" xlink:href="https://benjamintoll.com/2022/08/21/on-memfd_create/" text:style-name="Internet_20_link" text:visited-style-name="Visited_20_Internet_20_Link"><text:span text:style-name="T62">On memfd_create</text:span></text:a></text:p>
        </text:list-item>
        <text:list-item>
          <text:p text:style-name="P83"><text:a xlink:type="simple" xlink:href="https://benjamintoll.com/2021/03/18/on-fork-bombs/" text:style-name="Internet_20_link" text:visited-style-name="Visited_20_Internet_20_Link"><text:span text:style-name="T64">On Fork Bombs</text:span></text:a></text:p>
        </text:list-item>
        <text:list-item>
          <text:p text:style-name="P85"><text:a xlink:type="simple" xlink:href="https://benjamintoll.com/2019/05/18/on-escaping-a-chroot/" text:style-name="Internet_20_link" text:visited-style-name="Visited_20_Internet_20_Link"><text:span text:style-name="T65">On Escaping a Chroot</text:span></text:a></text:p>
        </text:list-item>
        <text:list-item>
          <text:p text:style-name="P86"><text:a xlink:type="simple" xlink:href="https://benjamintoll.com/2019/04/09/on-stack-smashing-part-one/" text:style-name="Internet_20_link" text:visited-style-name="Visited_20_Internet_20_Link"><text:span text:style-name="T66">On Stack Smashing, Part One</text:span></text:a></text:p>
        </text:list-item>
        <text:list-item>
          <text:p text:style-name="P86"><text:a xlink:type="simple" xlink:href="https://benjamintoll.com/2019/04/10/on-stack-smashing-part-two/" text:style-name="Internet_20_link" text:visited-style-name="Visited_20_Internet_20_Link"><text:span text:style-name="T66">On Stack Smashing, Part Two</text:span></text:a></text:p>
        </text:list-item>
      </text:list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01:40:12.595099701</dc:date>
    <meta:editing-duration>PT23H19M38S</meta:editing-duration>
    <meta:editing-cycles>181</meta:editing-cycles>
    <meta:generator>LibreOffice/7.0.4.2$Linux_X86_64 LibreOffice_project/00$Build-2</meta:generator>
    <meta:document-statistic meta:table-count="0" meta:image-count="0" meta:object-count="0" meta:page-count="5" meta:paragraph-count="117" meta:word-count="1048" meta:character-count="6297" meta:non-whitespace-character-count="5388"/>
  </office:meta>
</office:document-meta>
</file>